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cae97" officeooo:paragraph-rsid="001cae97"/>
    </style:style>
    <style:style style:name="P2" style:family="paragraph" style:parent-style-name="Preformatted_20_Text">
      <style:text-properties fo:font-weight="bold" officeooo:rsid="001cae97" officeooo:paragraph-rsid="001cae97" style:font-weight-asian="bold" style:font-weight-complex="bold"/>
    </style:style>
    <style:style style:name="P3" style:family="paragraph" style:parent-style-name="Preformatted_20_Text">
      <style:text-properties officeooo:paragraph-rsid="001cae97"/>
    </style:style>
    <style:style style:name="P4" style:family="paragraph" style:parent-style-name="Preformatted_20_Text">
      <style:text-properties fo:color="#66cc00" officeooo:rsid="001d4f9c" officeooo:paragraph-rsid="001d4f9c"/>
    </style:style>
    <style:style style:name="P5" style:family="paragraph" style:parent-style-name="Preformatted_20_Text">
      <style:text-properties fo:color="#66cc00" officeooo:rsid="001e13da" officeooo:paragraph-rsid="001e13da"/>
    </style:style>
    <style:style style:name="P6" style:family="paragraph" style:parent-style-name="Preformatted_20_Text">
      <style:text-properties officeooo:paragraph-rsid="001e13da"/>
    </style:style>
    <style:style style:name="P7" style:family="paragraph" style:parent-style-name="Preformatted_20_Text">
      <style:text-properties officeooo:paragraph-rsid="001fde6c"/>
    </style:style>
    <style:style style:name="P8" style:family="paragraph" style:parent-style-name="Preformatted_20_Text">
      <style:text-properties fo:color="#660033" fo:font-weight="normal" officeooo:rsid="001cae97" officeooo:paragraph-rsid="001cae97" style:font-weight-asian="normal" style:font-weight-complex="normal"/>
    </style:style>
    <style:style style:name="P9" style:family="paragraph" style:parent-style-name="Preformatted_20_Text">
      <style:text-properties fo:color="#000000" style:text-underline-style="solid" style:text-underline-width="auto" style:text-underline-color="font-color" fo:font-weight="normal" officeooo:rsid="001cae97" officeooo:paragraph-rsid="001cae97" style:font-weight-asian="normal" style:font-weight-complex="normal"/>
    </style:style>
    <style:style style:name="P10" style:family="paragraph" style:parent-style-name="Preformatted_20_Text">
      <style:text-properties fo:color="#000000" fo:font-weight="normal" officeooo:rsid="001cae97" officeooo:paragraph-rsid="001cae97" style:font-weight-asian="normal" style:font-weight-complex="normal"/>
    </style:style>
    <style:style style:name="P11" style:family="paragraph" style:parent-style-name="Preformatted_20_Text">
      <style:text-properties fo:color="#000000" fo:font-weight="normal" officeooo:rsid="001e13da" officeooo:paragraph-rsid="001e13da" style:font-weight-asian="normal" style:font-weight-complex="normal"/>
    </style:style>
    <style:style style:name="P12" style:family="paragraph" style:parent-style-name="Preformatted_20_Text">
      <style:text-properties fo:color="#000000" style:font-name="Liberation Mono" fo:font-weight="normal" officeooo:rsid="001e675f" officeooo:paragraph-rsid="001e13da" style:font-name-asian="Nimbus Mono L" style:font-weight-asian="normal" style:font-name-complex="Liberation Mono" style:font-weight-complex="normal"/>
    </style:style>
    <style:style style:name="T1" style:family="text">
      <style:text-properties fo:color="#660033" fo:font-weight="normal" style:font-weight-asian="normal" style:font-weight-complex="normal"/>
    </style:style>
    <style:style style:name="T2" style:family="text">
      <style:text-properties fo:color="#660033" fo:font-weight="normal" officeooo:rsid="001cae97" style:font-weight-asian="normal" style:font-weight-complex="normal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1cae97" style:font-weight-asian="normal" style:font-weight-complex="normal"/>
    </style:style>
    <style:style style:name="T5" style:family="text">
      <style:text-properties fo:color="#000000" fo:font-weight="normal" officeooo:rsid="001e13da" style:font-weight-asian="normal" style:font-weight-complex="normal"/>
    </style:style>
    <style:style style:name="T6" style:family="text">
      <style:text-properties fo:color="#000000" fo:font-weight="normal" officeooo:rsid="001d4f9c" style:font-weight-asian="normal" style:font-weight-complex="normal"/>
    </style:style>
    <style:style style:name="T7" style:family="text">
      <style:text-properties fo:color="#000000" style:font-name="Liberation Mono" fo:font-weight="normal" officeooo:rsid="001e13da" style:font-name-asian="Nimbus Mono L" style:font-weight-asian="normal" style:font-name-complex="Liberation Mono" style:font-weight-complex="normal"/>
    </style:style>
    <style:style style:name="T8" style:family="text">
      <style:text-properties fo:color="#000000" style:font-name="Liberation Mono" fo:font-weight="normal" officeooo:rsid="001e675f" style:font-name-asian="Nimbus Mono L" style:font-weight-asian="normal" style:font-name-complex="Liberation Mono" style:font-weight-complex="normal"/>
    </style:style>
    <style:style style:name="T9" style:family="text">
      <style:text-properties fo:color="#66cc00" fo:font-weight="normal" officeooo:rsid="001cae97" style:font-weight-asian="normal" style:font-weight-complex="normal"/>
    </style:style>
    <style:style style:name="T10" style:family="text">
      <style:text-properties fo:color="#66cc00" fo:font-weight="normal" officeooo:rsid="001d4f9c" style:font-weight-asian="normal" style:font-weight-complex="normal"/>
    </style:style>
    <style:style style:name="T11" style:family="text">
      <style:text-properties fo:color="#cc00cc"/>
    </style:style>
    <style:style style:name="T12" style:family="text">
      <style:text-properties fo:color="#cc00cc" fo:font-weight="normal" style:font-weight-asian="normal" style:font-weight-complex="normal"/>
    </style:style>
    <style:style style:name="T13" style:family="text">
      <style:text-properties fo:color="#cc00cc" fo:font-weight="normal" officeooo:rsid="001cae97" style:font-weight-asian="normal" style:font-weight-complex="normal"/>
    </style:style>
    <style:style style:name="T14" style:family="text">
      <style:text-properties fo:color="#cc00cc" fo:font-weight="normal" officeooo:rsid="001ebf99" style:font-weight-asian="normal" style:font-weight-complex="normal"/>
    </style:style>
    <style:style style:name="T15" style:family="text">
      <style:text-properties fo:color="#cc00cc" fo:font-weight="normal" officeooo:rsid="001d4f9c" style:font-weight-asian="normal" style:font-weight-complex="normal"/>
    </style:style>
    <style:style style:name="T16" style:family="text">
      <style:text-properties fo:color="#800000" fo:font-weight="normal" officeooo:rsid="001cae97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ant Functions</text:p>
      <text:p text:style-name="P2"/>
      <text:p text:style-name="P7"><text:span text:style-name="T9">succ</text:span><text:span text:style-name="T16"> </text:span><text:span text:style-name="T11">Integral</text:span><text:span text:style-name="T13">/</text:span><text:span text:style-name="T14">Character</text:span><text:span text:style-name="T4">: Return the successor <text:tab/>of a number </text:span></text:p>
      <text:p text:style-name="P7"><text:span text:style-name="T9">min</text:span><text:span text:style-name="T2"> </text:span><text:span text:style-name="T11">Integral</text:span><text:span text:style-name="T13"> Integral</text:span><text:span text:style-name="T4">: Return the lesser between two numbers</text:span></text:p>
      <text:p text:style-name="P7"><text:span text:style-name="T9">max</text:span><text:span text:style-name="T2"> </text:span><text:span text:style-name="T11">Integral</text:span><text:span text:style-name="T13"> Integral</text:span><text:span text:style-name="T4">: Return the greater between two numbers</text:span></text:p>
      <text:p text:style-name="P8"/>
      <text:p text:style-name="P9">Definitions of functions:</text:p>
      <text:p text:style-name="P8"/>
      <text:p text:style-name="P3"><text:span text:style-name="T4">functionsName</text:span><text:span text:style-name="T2"> :: </text:span><text:span text:style-name="T13">TypeParameter1</text:span><text:span text:style-name="T2">→</text:span><text:span text:style-name="T13">TypeParameter2</text:span><text:span text:style-name="T2">→...→</text:span><text:span text:style-name="T13">TypeParameterN</text:span><text:span text:style-name="T2">→</text:span><text:span text:style-name="T13">ReturnType</text:span></text:p>
      <text:p text:style-name="P1"><text:span text:style-name="T3">functonsName</text:span><text:span text:style-name="T1"> </text:span><text:span text:style-name="T12">Parameters</text:span><text:span text:style-name="T1">… = </text:span><text:span text:style-name="T3">functionBody</text:span></text:p>
      <text:p text:style-name="P8"/>
      <text:p text:style-name="P10">The operator ++ concatenate (append at the end of the first list or character) chars and lists.</text:p>
      <text:p text:style-name="P10">The operator : add an element at the beginning of a list </text:p>
      <text:p text:style-name="P10"/>
      <text:p text:style-name="P4"><text:span text:style-name="T17">head </text:span><text:span text:style-name="T12">list</text:span><text:span text:style-name="T3">: return the first element of the list</text:span></text:p>
      <text:p text:style-name="P4"><text:span text:style-name="T17">tail </text:span><text:span text:style-name="T12">list</text:span><text:span text:style-name="T3">: return the all the elements except the first one of the list</text:span></text:p>
      <text:p text:style-name="P4"><text:span text:style-name="T17">last</text:span><text:span text:style-name="T3"> </text:span><text:span text:style-name="T12">list</text:span><text:span text:style-name="T3">: return the last element of the list</text:span></text:p>
      <text:p text:style-name="P4"><text:span text:style-name="T17">init</text:span><text:span text:style-name="T3"> </text:span><text:span text:style-name="T12">list</text:span><text:span text:style-name="T3">: return the all the elements except the last one of the list</text:span></text:p>
      <text:p text:style-name="P7"><text:span text:style-name="T10">take</text:span><text:span text:style-name="T6"> </text:span><text:span text:style-name="T12">Integral</text:span><text:span text:style-name="T6"> </text:span><text:span text:style-name="T15">list</text:span><text:span text:style-name="T6">: Return a list with the counts of elements indicated at the beginning of the list</text:span></text:p>
      <text:p text:style-name="P7"><text:span text:style-name="T10">drop</text:span><text:span text:style-name="T6"> </text:span><text:span text:style-name="T12">Integral</text:span><text:span text:style-name="T6"> </text:span><text:span text:style-name="T15">list</text:span><text:span text:style-name="T6">: Return a list with the counts of elements indicated at the end of the list</text:span></text:p>
      <text:p text:style-name="P5"><text:span text:style-name="T12">Atom</text:span><text:span text:style-name="T3"> </text:span><text:span text:style-name="T17">‘elem’ </text:span><text:span text:style-name="T12">list</text:span><text:span text:style-name="T3">: Return true if the atom exists on the list, and false if it doesn’t</text:span></text:p>
      <text:p text:style-name="P11"/>
      <text:p text:style-name="P6"><text:span text:style-name="T5">A list comprehension is used like a mathematics expression to define specifics or general sets. For example: S = { 2*x | x</text:span><text:span text:style-name="T7">εN, x &lt;= 10 }, </text:span><text:span text:style-name="T8">where a set its defined as the set of elements x*2 such that x belongs to natural number and is less well ten. In haskell code it should see like:</text:span></text:p>
      <text:p text:style-name="P12"><text:tab/>[x*2 | x &lt;- [1..10]]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0T14:25:15.854200945</dc:date>
    <meta:editing-duration>PT3H51M56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18" meta:word-count="228" meta:character-count="1308" meta:non-whitespace-character-count="1094"/>
  </office:meta>
</office:document-meta>
</file>